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ruppe 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f Daniel, Emil, Markus, Mike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ørst ide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Jord indsamlings robot</text:p>
              </text:list-item>
              <text:list-item>
                <text:p>Robot i plastik skjold</text:p>
              </text:list-item>
              <text:list-item>
                <text:p>Tryk beskyttet</text:p>
              </text:list-item>
              <text:list-item>
                <text:p>Robot arme</text:p>
              </text:list-item>
              <text:list-item>
                <text:p>PH og radioaktiv sensor/måler</text:p>
              </text:list-item>
              <text:list-item>
                <text:p>Verdensmål 14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blemformulering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vordan minsker man natur skadning, i form af skovebrænde, ved hjælp af IOT løsning.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den ide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kove indexing</text:p>
              </text:list-item>
              <text:list-item>
                <text:p>Sensor måler, varme, vand,</text:p>
              </text:list-item>
              <text:list-item>
                <text:p>Hjemmeside styring</text:p>
              </text:list-item>
              <text:list-item>
                <text:p>Mål 1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rejde ide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redet skove, IOT løsning for stoppning af brænde. </text:p>
              </text:list-item>
              <text:list-item>
                <text:p>Hjemmeside modtagelse af information</text:p>
              </text:list-item>
              <text:list-item>
                <text:p>Sensor måler efter og kan informere om chance for skovebrænde, i fredetskove</text:p>
              </text:list-item>
              <text:list-item>
                <text:p>Mål 1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n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24pt" fo:language="en" fo:country="DK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09:25:37.164504203</meta:creation-date>
    <dc:date>2023-03-10T12:44:14.690975349</dc:date>
    <meta:editing-duration>PT3H18M38S</meta:editing-duration>
    <meta:editing-cycles>1</meta:editing-cycles>
    <meta:document-statistic meta:object-count="45"/>
    <meta:generator>LibreOffice/7.5.1.2$Linux_X86_64 LibreOffice_project/50$Build-2</meta:generator>
  </office:meta>
</office:document-meta>
</file>